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45986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45986" style:font-name="arial" style:font-size-asian="11pt" style:font-size-complex="11pt"/>
    </style:style>
    <style:style style:family="paragraph" style:name="P3" style:parent-style-name="Standard">
      <style:text-properties officeooo:paragraph-rsid="00145986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5986" style:font-name="Arial" style:font-size-asian="10pt" style:font-size-complex="10pt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5">do text</text:p><text:p text:style-name="P5">from document(at=header, format='odt')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false="" text:string-value-if-true="&quot;mailed_data.getSignaletic()&quot;">mailed_data.getSignaletic()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5">do text if len(self.getApplicants()) &gt; 1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do text if not len(self.getApplicants()) &gt; 1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5">do text if not len(self.getApplicants()) &gt; 1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do text if len(self.getApplicants()) &gt; 1</text:p></office:annotation><text:span text:style-name="T1">&lt;%Titre%&gt;</text:span>,</text:p>
      <text:p text:style-name="UrbanBody"/>
      <text:p text:style-name="UrbanBody"/>
      <text:p text:style-name="UrbanBody"/>
      <text:p text:style-name="UrbanBody"><text:span text:style-name="T2"><office:annotation><dc:creator>sde </dc:creator><dc:date>2011-07-27T10:02:32</dc:date><text:p text:style-name="P5">do text</text:p><text:p text:style-name="P5">from document(at=signatures, format='odt')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11:40.312915840</dc:date>
    <meta:editing-duration>PT12H20M49S</meta:editing-duration>
    <meta:editing-cycles>58</meta:editing-cycles>
    <meta:generator>LibreOffice/6.4.6.2$Linux_X86_64 LibreOffice_project/40$Build-2</meta:generator>
    <meta:document-statistic meta:table-count="1" meta:image-count="0" meta:object-count="0" meta:page-count="1" meta:paragraph-count="12" meta:word-count="55" meta:character-count="550" meta:non-whitespace-character-count="525"/>
  </office:meta>
</office:document-meta>
</file>